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Segoe UI1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2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fill-color="#ffffff" draw:textarea-horizontal-align="justify" draw:textarea-vertical-align="middle" draw:auto-grow-height="false" fo:min-height="7.37cm" fo:min-width="10.803cm" draw:shadow="hidden" draw:shadow-offset-x="0cm" draw:shadow-offset-y="0cm"/>
      <style:paragraph-properties style:writing-mode="lr-tb"/>
    </style:style>
    <style:style style:name="gr2" style:family="graphic" style:parent-style-name="standard">
      <style:graphic-properties draw:fill-color="#ffffff" draw:opacity="50%" draw:textarea-horizontal-align="justify" draw:textarea-vertical-align="middle" draw:auto-grow-height="false" fo:min-height="7.116cm" fo:min-width="10.54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428cm" fo:min-width="2.929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74cm" fo:min-width="2.057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74cm" fo:min-width="1.913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28cm" fo:min-width="1.913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163cm" fo:min-width="3.056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909cm" fo:min-width="3.056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45cm"/>
      <style:paragraph-properties style:writing-mode="lr-tb"/>
    </style:style>
    <style:style style:name="gr1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 draw:fill-color="#ffffff" dr3d:vertical-segments="14" dr3d:close-front="true" dr3d:close-back="true"/>
    </style:style>
    <style:style style:name="gr15" style:family="graphic" style:parent-style-name="standard">
      <style:graphic-properties draw:stroke="none" draw:fill-color="#ffffff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5.465cm" fo:min-width="4.58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5.719cm" fo:min-width="4.8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22" style:family="graphic" style:parent-style-name="objectwithoutfill">
      <style:graphic-properties draw:stroke="dash" draw:stroke-dash="Double_20_Dash_20_Dot_20_Dot" draw:marker-end="Arrow" draw:marker-end-width="0.3cm" draw:fill="solid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089cm" fo:min-width="0.13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909cm" fo:min-width="2.675cm"/>
      <style:paragraph-properties style:writing-mode="lr-tb"/>
    </style:style>
    <style:style style:name="gr25" style:family="graphic" style:parent-style-name="objectwithoutfill">
      <style:graphic-properties draw:stroke="dash" draw:stroke-dash="Long_20_Dash_20_Dot" draw:marker-end="Arrow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0.251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-color="#ffffff" draw:opacity="50%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Arial1" fo:font-size="11pt" fo:language="pl" fo:country="PL" style:letter-kerning="true" style:font-name-asian="Mangal1" style:font-size-asian="11pt" style:language-asian="hi" style:country-asian="IN" style:font-size-complex="11pt"/>
    </style:style>
    <style:style style:name="T6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03cm" svg:height="7.62cm" svg:x="3.54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049cm" svg:height="7.366cm" svg:x="3.667cm" svg:y="7.2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429cm" svg:height="1.678cm" svg:x="9.382cm" svg:y="9.89cm">
          <text:p text:style-name="P3">MCU</text:p>
          <text:p text:style-name="P3"><text:span text:style-name="T1">(ESP3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2.557cm" svg:height="1.524cm" svg:x="9.128cm" svg:y="12.854cm">
          <text:p text:style-name="P3"><text:span text:style-name="T2">RTTY</text:span> tx</text:p>
          <text:p text:style-name="P3"><text:span text:style-name="T1">(SX1278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2.413cm" svg:height="1.524cm" svg:x="12.068cm" svg:y="12.857cm">
          <text:p text:style-name="P3">LoRa tx</text:p>
          <text:p text:style-name="P4"><text:span text:style-name="T1">(433T30D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2.413cm" svg:height="1.778cm" svg:x="12.022cm" svg:y="7.558cm">
          <text:p text:style-name="P3">GPS</text:p>
          <text:p text:style-name="P3"><text:span text:style-name="T1">(Ublox</text:span></text:p>
          <text:p text:style-name="P3"><text:span text:style-name="T1">NEO-6M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3.556cm" svg:height="2.413cm" svg:x="4.048cm" svg:y="8.62cm">
          <text:p text:style-name="P3">Pressure</text:p>
          <text:p text:style-name="P3">sensor</text:p>
          <text:p text:style-name="P4"><text:span text:style-name="T1">(BMP28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" draw:id="id1" draw:layer="layout" svg:width="3.556cm" svg:height="2.159cm" svg:x="4.048cm" svg:y="11.668cm">
          <text:p text:style-name="P3">Temperature</text:p>
          <text:p text:style-name="P4">sensor</text:p>
          <text:p text:style-name="P4"><text:span text:style-name="T1">(DS18B2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.508cm" svg:x1="7.604cm" svg:y1="12.747cm" svg:x2="9.382cm" svg:y2="10.729cm" draw:start-shape="id1" draw:start-glue-point="1" draw:end-shape="id2" draw:end-glue-point="3" svg:d="M7604 12747h1397v-2018h381" svg:viewBox="0 0 1779 2019">
          <text:p/>
        </draw:connector>
        <draw:connector draw:style-name="gr9" draw:text-style-name="P5" draw:layer="layout" svg:x1="7.604cm" svg:y1="9.826cm" svg:x2="11.096cm" svg:y2="9.89cm" draw:start-shape="id3" draw:start-glue-point="1" draw:end-shape="id2" draw:end-glue-point="0" svg:d="M7604 9826h889v-437h2603v501" svg:viewBox="0 0 3493 502">
          <text:p/>
        </draw:connector>
        <draw:connector draw:style-name="gr9" draw:text-style-name="P5" draw:layer="layout" svg:x1="12.811cm" svg:y1="10.729cm" svg:x2="13.228cm" svg:y2="9.336cm" draw:start-shape="id2" draw:start-glue-point="1" draw:end-shape="id4" draw:end-glue-point="2" svg:d="M12811 10729h417v-1393" svg:viewBox="0 0 418 1394">
          <text:p/>
        </draw:connector>
        <draw:connector draw:style-name="gr9" draw:text-style-name="P5" draw:layer="layout" draw:line-skew="0.219cm" svg:x1="11.096cm" svg:y1="11.568cm" svg:x2="10.406cm" svg:y2="12.854cm" draw:start-shape="id2" draw:start-glue-point="2" draw:end-shape="id5" draw:end-glue-point="0" svg:d="M11096 11568v862h-690v424" svg:viewBox="0 0 691 1287">
          <text:p/>
        </draw:connector>
        <draw:connector draw:style-name="gr9" draw:text-style-name="P5" draw:layer="layout" draw:line-skew="0.077cm" svg:x1="10.406cm" svg:y1="12.854cm" svg:x2="13.274cm" svg:y2="12.857cm" draw:start-shape="id5" draw:start-glue-point="0" draw:end-shape="id6" draw:end-glue-point="0" svg:d="M10406 12854v-424h2868v427" svg:viewBox="0 0 2869 428">
          <text:p/>
        </draw:connector>
        <draw:frame draw:style-name="gr10" draw:text-style-name="P6" draw:layer="layout" svg:width="1.747cm" svg:height="0.725cm" svg:x="7.381cm" svg:y="12.086cm">
          <draw:text-box>
            <text:p><text:span text:style-name="T3">1-Wire</text:span></text:p>
          </draw:text-box>
        </draw:frame>
        <draw:frame draw:style-name="gr11" draw:text-style-name="P6" draw:layer="layout" svg:width="1.162cm" svg:height="0.725cm" svg:x="8.855cm" svg:y="8.62cm">
          <draw:text-box>
            <text:p><text:span text:style-name="T3">I2C</text:span></text:p>
          </draw:text-box>
        </draw:frame>
        <draw:frame draw:style-name="gr12" draw:text-style-name="P6" draw:layer="layout" svg:width="1.645cm" svg:height="0.725cm" svg:x="11.293cm" svg:y="11.832cm">
          <draw:text-box>
            <text:p><text:span text:style-name="T3">UART</text:span></text:p>
          </draw:text-box>
        </draw:frame>
        <draw:frame draw:style-name="gr12" draw:text-style-name="P6" draw:layer="layout" svg:width="1.645cm" svg:height="0.725cm" svg:x="13.065cm" svg:y="10.017cm">
          <draw:text-box>
            <text:p><text:span text:style-name="T3">UART</text:span></text:p>
          </draw:text-box>
        </draw:frame>
        <dr3d:scene draw:style-name="gr13" svg:width="4.069cm" svg:height="1.016cm" svg:x="7.35cm" svg:y="5.3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svg:viewBox="0 -5000 2500 10000" svg:d="M0 5000l125-500 125-500 250-1000 500-2000 500-2000 500-2000 500-2000h-500-500-500-500-250-250z"/>
        </dr3d:scene>
        <dr3d:scene draw:style-name="gr13" svg:width="3.937cm" svg:height="4.445cm" svg:x="7.35cm" svg:y="0.74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5" draw:layer="layout"/>
        </dr3d:scene>
        <draw:line draw:style-name="gr16" draw:text-style-name="P7" draw:layer="layout" svg:x1="9.382cm" svg:y1="6.334cm" svg:x2="9.382cm" svg:y2="7.096cm">
          <text:p/>
        </draw:line>
        <draw:line draw:style-name="gr16" draw:text-style-name="P7" draw:layer="layout" svg:x1="9.382cm" svg:y1="5.445cm" svg:x2="9.382cm" svg:y2="4.81cm">
          <text:p/>
        </draw:line>
        <draw:custom-shape draw:style-name="gr5" draw:text-style-name="P1" xml:id="id8" draw:id="id8" draw:layer="layout" svg:width="2.413cm" svg:height="1.524cm" svg:x="19.669cm" svg:y="12.811cm">
          <text:p text:style-name="P3">LoRa rx</text:p>
          <text:p text:style-name="P4"><text:span text:style-name="T1">(433T22D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.429cm" svg:height="1.678cm" svg:x="19.161cm" svg:y="10.017cm">
          <text:p text:style-name="P3">MCU</text:p>
          <text:p text:style-name="P3"><text:span text:style-name="T1">(RP2040 + LC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1.645cm" svg:height="0.725cm" svg:x="20.685cm" svg:y="11.959cm">
          <draw:text-box>
            <text:p><text:span text:style-name="T3">UART</text:span></text:p>
          </draw:text-box>
        </draw:frame>
        <draw:custom-shape draw:style-name="gr17" draw:text-style-name="P8" draw:layer="layout" svg:width="5.08cm" svg:height="5.715cm" svg:x="18.399cm" svg:y="8.8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334cm" svg:height="5.969cm" svg:x="18.272cm" svg:y="8.747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3.643cm" svg:height="0.962cm" svg:x="7.731cm" svg:y="7.223cm">
          <draw:text-box>
            <text:p><text:span text:style-name="T4">Air station</text:span></text:p>
          </draw:text-box>
        </draw:frame>
        <draw:frame draw:style-name="gr20" draw:text-style-name="P9" draw:layer="layout" svg:width="5.061cm" svg:height="0.962cm" svg:x="18.418cm" svg:y="9.001cm">
          <draw:text-box>
            <text:p><text:span text:style-name="T4">Ground station</text:span></text:p>
          </draw:text-box>
        </draw:frame>
        <draw:frame draw:style-name="gr21" draw:text-style-name="P10" draw:layer="layout" svg:width="3.175cm" svg:height="1.547cm" svg:x="15.097cm" svg:y="12.407cm">
          <draw:text-box>
            <text:p><text:span text:style-name="T5">434.125 MHz</text:span></text:p>
            <text:p><text:span text:style-name="T5"><text:s text:c="3"/></text:span><text:span text:style-name="T5">LoRa link</text:span></text:p>
          </draw:text-box>
        </draw:frame>
        <draw:line draw:style-name="gr22" draw:text-style-name="P7" draw:layer="layout" svg:x1="14.462cm" svg:y1="13.573cm" svg:x2="19.669cm" svg:y2="13.573cm">
          <text:p/>
        </draw:line>
        <draw:connector draw:style-name="gr9" draw:text-style-name="P5" draw:layer="layout" svg:x1="20.875cm" svg:y1="11.695cm" svg:x2="20.875cm" svg:y2="12.811cm" draw:start-shape="id7" draw:start-glue-point="2" draw:end-shape="id8" draw:end-glue-point="0" svg:d="M20875 11695v1116" svg:viewBox="0 0 1 1117">
          <text:p/>
        </draw:connector>
        <draw:custom-shape draw:style-name="gr23" draw:text-style-name="P8" draw:layer="layout" svg:width="1.27cm" svg:height="1.016cm" svg:x="9.763cm" svg:y="16.36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7" draw:layer="layout" svg:x1="10.398cm" svg:y1="17.764cm" svg:x2="10.398cm" svg:y2="16.367cm">
          <text:p/>
        </draw:line>
        <draw:custom-shape draw:style-name="gr24" draw:text-style-name="P11" draw:layer="layout" svg:width="3.175cm" svg:height="2.159cm" svg:x="8.874cm" svg:y="17.764cm">
          <text:p text:style-name="P3">HabHub</text:p>
          <text:p text:style-name="P3">stations</text:p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10.398cm" svg:y1="14.335cm" svg:x2="10.398cm" svg:y2="16.367cm">
          <text:p/>
        </draw:line>
        <draw:frame draw:style-name="gr21" draw:text-style-name="P10" draw:layer="layout" svg:width="3.683cm" svg:height="1.547cm" svg:x="10.398cm" svg:y="14.947cm">
          <draw:text-box>
            <text:p><text:span text:style-name="T5">437.600 MHz</text:span></text:p>
            <text:p><text:span text:style-name="T5">RTTY 2FSK link</text:span></text:p>
          </draw:text-box>
        </draw:frame>
        <draw:frame draw:style-name="gr26" draw:text-style-name="P12" draw:layer="layout" svg:width="10.751cm" svg:height="2.143cm" svg:x="15.268cm" svg:y="2.524cm">
          <draw:text-box>
            <text:p><text:span text:style-name="T6">SII to the sky!</text:span></text:p>
          </draw:text-box>
        </draw:frame>
        <draw:custom-shape draw:style-name="gr23" draw:text-style-name="P8" draw:layer="layout" svg:width="1.27cm" svg:height="1.016cm" svg:x="13.065cm" svg:y="16.36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7" draw:layer="layout" svg:x1="13.7cm" svg:y1="17.764cm" svg:x2="13.7cm" svg:y2="16.367cm">
          <text:p/>
        </draw:line>
        <draw:custom-shape draw:style-name="gr24" draw:text-style-name="P11" draw:layer="layout" svg:width="3.175cm" svg:height="2.159cm" svg:x="12.176cm" svg:y="17.764cm">
          <text:p text:style-name="P3">HabHub</text:p>
          <text:p text:style-name="P3">stations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27cm" svg:height="1.016cm" svg:x="6.461cm" svg:y="16.36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7" draw:layer="layout" svg:x1="7.096cm" svg:y1="17.764cm" svg:x2="7.096cm" svg:y2="16.367cm">
          <text:p/>
        </draw:line>
        <draw:custom-shape draw:style-name="gr24" draw:text-style-name="P11" draw:layer="layout" svg:width="3.175cm" svg:height="2.159cm" svg:x="5.572cm" svg:y="17.764cm">
          <text:p text:style-name="P3">HabHub</text:p>
          <text:p text:style-name="P3">stations</text:p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10.398cm" svg:y1="14.335cm" svg:x2="7.096cm" svg:y2="16.24cm">
          <text:p/>
        </draw:line>
        <draw:line draw:style-name="gr25" draw:text-style-name="P7" draw:layer="layout" svg:x1="10.398cm" svg:y1="14.335cm" svg:x2="13.573cm" svg:y2="16.24cm">
          <text:p/>
        </draw:line>
        <draw:line draw:style-name="gr22" draw:text-style-name="P7" draw:layer="layout" svg:x1="15.351cm" svg:y1="18.907cm" svg:x2="18.399cm" svg:y2="18.907cm">
          <text:p/>
        </draw:line>
        <draw:custom-shape draw:style-name="gr24" draw:text-style-name="P11" draw:layer="layout" svg:width="3.175cm" svg:height="2.159cm" svg:x="18.399cm" svg:y="17.764cm">
          <text:p text:style-name="P3">HabHub</text:p>
          <text:p text:style-name="P3">WebSi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Segoe UI1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2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_20_Dot" draw:display-name="Double Dash Dot Dot" draw:style="rect" draw:dots1="1" draw:dots1-length="1100%" draw:dots2="2" draw:dots2-length="100%" draw:distance="5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pl" fo:country="PL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Tekst_20_dymka_20_Znak" style:display-name="Tekst dymka Znak" style:family="graphic">
      <style:paragraph-properties style:text-autospace="none"/>
      <style:text-properties style:font-name="Segoe UI1" fo:font-family="'Segoe UI'" style:font-family-generic="swiss" style:font-pitch="variable" fo:font-size="9pt" style:letter-kerning="true" style:font-name-asian="Mangal1" style:font-family-asian="Mangal" style:font-family-generic-asian="roman" style:font-pitch-asian="variable" style:font-size-asian="8pt" style:language-asian="hi" style:country-asian="IN"/>
    </style:style>
    <style:style style:name="Nagłówek_20_Znak" style:display-name="Nagłówek Znak" style:family="graphic">
      <style:paragraph-properties style:text-autospace="none"/>
      <style:text-properties style:font-name="Arial1" fo:font-family="Arial" style:font-family-generic="swiss" style:font-pitch="variable" fo:font-size="10pt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Stopka_20_Znak" style:display-name="Stopka Znak" style:family="graphic">
      <style:paragraph-properties style:text-autospace="none"/>
      <style:text-properties style:font-name="Arial1" fo:font-family="Arial" style:font-family-generic="swiss" style:font-pitch="variable" fo:font-size="10pt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Tekst_20_przypisu_20_dolnego_20_Znak" style:display-name="Tekst przypisu dolnego Znak" style:family="graphic">
      <style:paragraph-properties style:text-autospace="none"/>
      <style:text-properties style:font-name="Arial1" fo:font-family="Arial" style:font-family-generic="swiss" style:font-pitch="variable" fo:font-size="10pt" style:letter-kerning="true" style:font-name-asian="Mangal1" style:font-family-asian="Mangal" style:font-family-generic-asian="roman" style:font-pitch-asian="variable" style:font-size-asian="9pt" style:language-asian="hi" style:country-asian="IN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Domyślna_20_czcionka_20_akapitu" style:display-name="Domyślna czcionka akapitu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pl" fo:country="PL" fo:font-weight="bold" style:letter-kerning="true" style:font-name-asian="Mangal1" style:font-family-asian="Mangal" style:font-family-generic-asian="roman" style:font-pitch-asian="variable" style:font-size-asian="12pt" style:language-asian="hi" style:country-asian="IN" style:font-weight-asian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pl" fo:country="PL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Tekst_20_dymka" style:display-name="Tekst dymka" style:family="graphic">
      <style:paragraph-properties fo:text-align="start" style:text-autospace="none" style:writing-mode="lr-tb"/>
      <style:text-properties style:use-window-font-color="true" style:font-name="Segoe UI1" fo:font-family="'Segoe UI'" style:font-family-generic="swiss" style:font-pitch="variable" fo:font-size="9pt" fo:language="pl" fo:country="PL" style:letter-kerning="true" style:font-name-asian="Segoe UI1" style:font-family-asian="'Segoe UI'" style:font-family-generic-asian="swiss" style:font-pitch-asian="variable" style:font-size-asian="8pt" style:language-asian="hi" style:country-asian="IN"/>
    </style:style>
    <style:style style:name="Bez_20_odstępów" style:display-name="Bez odstępów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pl" fo:country="PL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Head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pl" fo:country="PL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Foot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pl" fo:country="PL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Header_20_and_20_Footer" style:display-name="Header and Foot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pl" fo:country="PL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Footnote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pl" fo:country="PL" style:letter-kerning="true" style:font-name-asian="Mangal1" style:font-family-asian="Mangal" style:font-family-generic-asian="roman" style:font-pitch-asian="variable" style:font-size-asian="9pt" style:language-asian="hi" style:country-asian="IN"/>
    </style:style>
    <style:style style:name="Zawartość_20_tabeli" style:display-name="Zawartość tabeli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pl" fo:country="PL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pl" fo:country="PL" style:letter-kerning="true" style:font-name-asian="Lohit Devanagari2" style:font-family-asian="'Lohit Devanagar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pl" fo:country="PL" fo:font-style="italic" style:letter-kerning="true" style:font-name-asian="Lohit Devanagari2" style:font-family-asian="'Lohit Devanagari'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pl" fo:country="PL" style:letter-kerning="true" style:font-name-asian="Lohit Devanagari2" style:font-family-asian="'Lohit Devanagari'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pl" fo:country="PL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4pt" fo:language="pl" fo:country="PL" style:letter-kerning="true" style:font-name-asian="Lohit Devanagari1" style:font-family-asian="'Lohit Devanagari'" style:font-pitch-asian="variable" style:font-size-asian="14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2:02:39.361110480</meta:creation-date>
    <dc:date>2022-06-29T15:06:26.471660439</dc:date>
    <meta:editing-duration>PT2H3M20S</meta:editing-duration>
    <meta:editing-cycles>40</meta:editing-cycles>
    <meta:generator>LibreOffice/6.4.7.2$Linux_X86_64 LibreOffice_project/40$Build-2</meta:generator>
    <meta:document-statistic meta:object-count="49"/>
  </office:meta>
</office:document-meta>
</file>